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Sans" svg:font-family="LiberationSans" style:font-family-generic="roman" style:font-pitch="variable"/>
    <style:font-face style:name="Time-Roman" svg:font-family="Time-Roman"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32cm" fo:margin-left="-0.199cm" fo:margin-top="0cm" fo:margin-bottom="0cm" table:align="left" style:writing-mode="lr-tb"/>
    </style:style>
    <style:style style:name="Tableau1.A" style:family="table-column">
      <style:table-column-properties style:column-width="5.86cm"/>
    </style:style>
    <style:style style:name="Tableau1.B" style:family="table-column">
      <style:table-column-properties style:column-width="0.531cm"/>
    </style:style>
    <style:style style:name="Tableau1.C" style:family="table-column">
      <style:table-column-properties style:column-width="2.865cm"/>
    </style:style>
    <style:style style:name="Tableau1.D" style:family="table-column">
      <style:table-column-properties style:column-width="2.471cm"/>
    </style:style>
    <style:style style:name="Tableau1.E" style:family="table-column">
      <style:table-column-properties style:column-width="3.087cm"/>
    </style:style>
    <style:style style:name="Tableau1.F" style:family="table-column">
      <style:table-column-properties style:column-width="2.506cm"/>
    </style:style>
    <style:style style:name="Tableau1.1" style:family="table-row">
      <style:table-row-properties style:min-row-height="0.506cm" fo:keep-together="auto"/>
    </style:style>
    <style:style style:name="Tableau1.A1" style:family="table-cell">
      <style:table-cell-properties fo:padding-left="0.199cm" fo:padding-right="0.191cm" fo:padding-top="0cm" fo:padding-bottom="0cm" fo:border="0.5pt solid #00000a"/>
    </style:style>
    <style:style style:name="Tableau1.2" style:family="table-row">
      <style:table-row-properties style:min-row-height="1.335cm" fo:keep-together="auto"/>
    </style:style>
    <style:style style:name="Tableau1.3" style:family="table-row">
      <style:table-row-properties style:min-row-height="1.36cm" fo:keep-together="auto"/>
    </style:style>
    <style:style style:name="Tableau1.4" style:family="table-row">
      <style:table-row-properties style:min-row-height="1.6cm" fo:keep-together="auto"/>
    </style:style>
    <style:style style:name="Tableau1.5" style:family="table-row">
      <style:table-row-properties style:min-row-height="1.699cm" fo:keep-together="auto"/>
    </style:style>
    <style:style style:name="Tableau1.6" style:family="table-row">
      <style:table-row-properties style:min-row-height="1.997cm" fo:keep-together="auto"/>
    </style:style>
    <style:style style:name="Tableau1.7" style:family="table-row">
      <style:table-row-properties style:min-row-height="1.475cm" fo:keep-together="auto"/>
    </style:style>
    <style:style style:name="Tableau1.8" style:family="table-row">
      <style:table-row-properties style:min-row-height="1.473cm" fo:keep-together="auto"/>
    </style:style>
    <style:style style:name="Tableau1.9" style:family="table-row">
      <style:table-row-properties fo:keep-together="auto"/>
    </style:style>
    <style:style style:name="Tableau1.10" style:family="table-row">
      <style:table-row-properties style:min-row-height="0.556cm" fo:keep-together="auto"/>
    </style:style>
    <style:style style:name="Tableau1.11" style:family="table-row">
      <style:table-row-properties fo:keep-together="auto"/>
    </style:style>
    <style:style style:name="Tableau1.12" style:family="table-row">
      <style:table-row-properties fo:keep-together="auto"/>
    </style:style>
    <style:style style:name="Tableau1.13" style:family="table-row">
      <style:table-row-properties fo:keep-together="auto"/>
    </style:style>
    <style:style style:name="Tableau1.14" style:family="table-row">
      <style:table-row-properties fo:keep-together="auto"/>
    </style:style>
    <style:style style:name="Tableau1.15" style:family="table-row">
      <style:table-row-properties fo:keep-together="auto"/>
    </style:style>
    <style:style style:name="P1" style:family="paragraph" style:parent-style-name="Footer">
      <style:text-properties officeooo:rsid="001e101e" officeooo:paragraph-rsid="001e101e"/>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text-properties fo:font-size="12pt" fo:language="en" fo:country="US" fo:background-color="#ffffff" style:font-size-asian="12pt" style:font-size-complex="12pt"/>
    </style:style>
    <style:style style:name="P5" style:family="paragraph" style:parent-style-name="Standard">
      <style:text-properties style:font-name="DejaVu Sans" fo:language="en" fo:country="US"/>
    </style:style>
    <style:style style:name="P6" style:family="paragraph" style:parent-style-name="Standard">
      <style:paragraph-properties fo:text-align="start" style:justify-single-word="false"/>
      <style:text-properties fo:color="#231f20" style:font-name="Times-Italic" fo:language="en" fo:country="US" fo:font-style="italic" style:font-style-asian="italic" style:font-style-complex="italic"/>
    </style:style>
    <style:style style:name="P7" style:family="paragraph" style:parent-style-name="Standard">
      <style:paragraph-properties fo:margin-top="0cm" fo:margin-bottom="0cm" loext:contextual-spacing="false" fo:line-height="100%" fo:text-align="justify" style:justify-single-word="false" fo:orphans="0" fo:widows="0"/>
      <style:text-properties style:font-name="Times New Roman" fo:font-size="12pt" fo:language="en" fo:country="US" fo:background-color="#ffffff" style:font-size-asian="12pt" style:font-name-complex="Times New Roman1" style:font-size-complex="12pt"/>
    </style:style>
    <style:style style:name="P8" style:family="paragraph" style:parent-style-name="No_20_Spacing">
      <style:paragraph-properties fo:margin-top="0cm" fo:margin-bottom="0cm" loext:contextual-spacing="false" fo:line-height="100%"/>
      <style:text-properties fo:color="#00000a" style:font-name="Time-Roman" fo:font-size="12pt" fo:language="en" fo:country="US" fo:font-weight="bold" fo:background-color="#ffffff" style:font-size-asian="12pt" style:font-weight-asian="bold" style:font-size-complex="12pt"/>
    </style:style>
    <style:style style:name="P9" style:family="paragraph" style:parent-style-name="No_20_Spacing">
      <style:paragraph-properties fo:margin-top="0cm" fo:margin-bottom="0cm" loext:contextual-spacing="false" fo:line-height="100%" fo:text-align="center" style:justify-single-word="false"/>
      <style:text-properties fo:color="#00000a" style:font-name="Time-Roman" fo:font-size="12pt" fo:language="en" fo:country="US" fo:font-weight="bold" fo:background-color="#ffffff" style:font-size-asian="12pt" style:font-weight-asian="bold" style:font-size-complex="12pt"/>
    </style:style>
    <style:style style:name="P10" style:family="paragraph" style:parent-style-name="No_20_Spacing">
      <style:paragraph-properties fo:margin-top="0cm" fo:margin-bottom="0cm" loext:contextual-spacing="false" fo:line-height="100%"/>
      <style:text-properties fo:color="#00000a" style:font-name="Time-Roman" fo:font-size="12pt" fo:language="en" fo:country="US" fo:background-color="#ffffff" style:font-size-asian="12pt" style:font-size-complex="12pt"/>
    </style:style>
    <style:style style:name="P11" style:family="paragraph" style:parent-style-name="No_20_Spacing">
      <style:paragraph-properties fo:margin-top="0cm" fo:margin-bottom="0cm" loext:contextual-spacing="false" fo:line-height="100%"/>
      <style:text-properties fo:color="#00000a" style:font-name="Time-Roman" fo:font-size="12pt" fo:language="en" fo:country="US" officeooo:paragraph-rsid="001d029e" fo:background-color="#ffffff" style:font-size-asian="12pt" style:font-size-complex="12pt"/>
    </style:style>
    <style:style style:name="P12" style:family="paragraph" style:parent-style-name="No_20_Spacing">
      <style:paragraph-properties fo:margin-top="0cm" fo:margin-bottom="0cm" loext:contextual-spacing="false" fo:line-height="100%"/>
      <style:text-properties fo:color="#00000a" style:font-name="Times New Roman" fo:font-size="12pt" fo:language="en" fo:country="US" fo:font-weight="bold" fo:background-color="#ffffff" style:font-size-asian="12pt" style:font-weight-asian="bold" style:font-name-complex="Times New Roman1" style:font-size-complex="12pt"/>
    </style:style>
    <style:style style:name="P13" style:family="paragraph" style:parent-style-name="No_20_Spacing">
      <style:paragraph-properties fo:margin-top="0cm" fo:margin-bottom="0cm" loext:contextual-spacing="false" fo:line-height="100%"/>
      <style:text-properties fo:font-size="12pt" fo:language="en" fo:country="US" fo:background-color="#ffffff" style:font-size-asian="12pt" style:font-size-complex="12pt"/>
    </style:style>
    <style:style style:name="P14" style:family="paragraph" style:parent-style-name="List_20_Paragraph">
      <style:paragraph-properties fo:margin-left="0cm" fo:margin-right="0cm" fo:text-align="start" style:justify-single-word="false" fo:text-indent="0cm" style:auto-text-indent="false"/>
      <style:text-properties fo:language="en" fo:country="US"/>
    </style:style>
    <style:style style:name="P15" style:family="paragraph" style:parent-style-name="List_20_Paragraph">
      <style:paragraph-properties fo:margin-left="0cm" fo:margin-right="0cm" fo:text-align="start" style:justify-single-word="false" fo:text-indent="0cm" style:auto-text-indent="false"/>
      <style:text-properties fo:color="#00000a" style:font-name="Time-Roman" fo:font-size="12pt" fo:language="en" fo:country="US" fo:font-weight="bold" style:font-size-asian="12pt" style:font-weight-asian="bold" style:font-size-complex="12pt"/>
    </style:style>
    <style:style style:name="P16" style:family="paragraph" style:parent-style-name="No_20_Spacing" style:master-page-name="">
      <style:paragraph-properties fo:margin-left="0cm" fo:margin-right="0cm" fo:margin-top="0cm" fo:margin-bottom="0cm" loext:contextual-spacing="false" fo:line-height="100%" fo:text-align="start" style:justify-single-word="false" fo:orphans="2" fo:widows="2" fo:text-indent="0cm" style:auto-text-indent="false" style:page-number="auto" style:writing-mode="lr-tb"/>
      <style:text-properties fo:font-size="12pt" fo:language="en" fo:country="US" fo:background-color="#ffffff" style:font-size-asian="12pt" style:font-size-complex="12pt"/>
    </style:style>
    <style:style style:name="P17" style:family="paragraph" style:parent-style-name="No_20_Spacing">
      <style:text-properties fo:font-size="12pt" fo:language="en" fo:country="US" fo:background-color="#ffffff" style:font-size-asian="12pt" style:font-size-complex="12pt"/>
    </style:style>
    <style:style style:name="P18" style:family="paragraph" style:parent-style-name="No_20_Spacing">
      <style:text-properties fo:font-size="12pt" fo:language="en" fo:country="US" style:text-underline-style="solid" style:text-underline-width="auto" style:text-underline-color="font-color" fo:font-weight="bold" style:font-size-asian="12pt" style:font-weight-asian="bold" style:font-size-complex="12pt"/>
    </style:style>
    <style:style style:name="P19" style:family="paragraph" style:parent-style-name="No_20_Spacing">
      <style:text-properties fo:language="en" fo:country="US"/>
    </style:style>
    <style:style style:name="P20" style:family="paragraph" style:parent-style-name="No_20_Spacing">
      <style:text-properties fo:color="#000080" style:font-name="DejaVu Sans" fo:font-size="12pt" fo:language="en" fo:country="US" fo:font-weight="normal" style:font-size-asian="12pt" style:font-weight-asian="normal" style:font-size-complex="12pt" style:font-weight-complex="normal" text:display="none"/>
    </style:style>
    <style:style style:name="P21" style:family="paragraph" style:parent-style-name="No_20_Spacing">
      <style:text-properties style:font-name="Times New Roman" fo:font-size="12pt" fo:language="en" fo:country="US" fo:background-color="#ffffff" style:font-size-asian="12pt" style:font-name-complex="Times New Roman1" style:font-size-complex="12pt" text:display="none"/>
    </style:style>
    <style:style style:name="P22" style:family="paragraph" style:parent-style-name="No_20_Spacing">
      <style:text-properties fo:color="#00000a" style:font-name="Time-Roman" fo:font-size="12pt" fo:language="en" fo:country="US" fo:background-color="#ffffff" style:font-size-asian="12pt" style:font-size-complex="12pt"/>
    </style:style>
    <style:style style:name="P23" style:family="paragraph" style:parent-style-name="No_20_Spacing">
      <style:paragraph-properties fo:margin-left="0.635cm" fo:margin-right="0cm" fo:text-indent="0cm" style:auto-text-indent="false"/>
      <style:text-properties fo:font-size="12pt" fo:language="en" fo:country="US" fo:background-color="#ffffff" style:font-size-asian="12pt" style:font-size-complex="12pt"/>
    </style:style>
    <style:style style:name="P24" style:family="paragraph" style:parent-style-name="No_20_Spacing">
      <style:paragraph-properties fo:margin-left="0.635cm" fo:margin-right="0cm" fo:text-indent="0cm" style:auto-text-indent="false"/>
      <style:text-properties fo:color="#00000a" style:font-name="Time-Roman" fo:font-size="12pt" fo:language="en" fo:country="US" fo:background-color="#ffffff" style:font-size-asian="12pt" style:font-size-complex="12pt"/>
    </style:style>
    <style:style style:name="P25" style:family="paragraph" style:parent-style-name="No_20_Spacing">
      <style:paragraph-properties fo:margin-left="1.27cm" fo:margin-right="0cm" fo:text-indent="0cm" style:auto-text-indent="false"/>
      <style:text-properties fo:color="#00000a" style:font-name="Time-Roman" fo:font-size="12pt" fo:language="en" fo:country="US" fo:background-color="#ffffff" style:font-size-asian="12pt" style:font-size-complex="12pt"/>
    </style:style>
    <style:style style:name="P26" style:family="paragraph" style:parent-style-name="No_20_Spacing">
      <style:paragraph-properties fo:margin-left="1.27cm" fo:margin-right="0cm" fo:text-indent="0cm" style:auto-text-indent="false"/>
      <style:text-properties fo:language="en" fo:country="US"/>
    </style:style>
    <style:style style:name="P27" style:family="paragraph" style:parent-style-name="No_20_Spacing">
      <style:paragraph-properties fo:margin-left="1.27cm" fo:margin-right="0cm" fo:text-indent="0cm" style:auto-text-indent="false"/>
      <style:text-properties fo:font-size="12pt" fo:language="en" fo:country="US" fo:background-color="#ffffff" style:font-size-asian="12pt" style:font-size-complex="12pt"/>
    </style:style>
    <style:style style:name="P28" style:family="paragraph" style:parent-style-name="No_20_Spacing">
      <style:paragraph-properties fo:margin-left="1.27cm" fo:margin-right="0cm" fo:text-indent="0cm" style:auto-text-indent="false"/>
      <style:text-properties fo:font-size="12pt" fo:language="en" fo:country="US" officeooo:rsid="001d029e" officeooo:paragraph-rsid="001d029e" fo:background-color="#ffffff" style:font-size-asian="12pt" style:font-size-complex="12pt"/>
    </style:style>
    <style:style style:name="P29" style:family="paragraph" style:parent-style-name="No_20_Spacing">
      <style:paragraph-properties fo:margin-left="1.27cm" fo:margin-right="0cm" fo:text-indent="0cm" style:auto-text-indent="false"/>
      <style:text-properties style:font-name="DejaVu Sans" fo:font-size="12pt" fo:language="en" fo:country="US" fo:background-color="#ffffff" style:font-size-asian="12pt" style:font-size-complex="12pt"/>
    </style:style>
    <style:style style:name="P30" style:family="paragraph" style:parent-style-name="No_20_Spacing">
      <style:paragraph-properties fo:margin-left="1.27cm" fo:margin-right="0cm" fo:text-indent="0cm" style:auto-text-indent="false"/>
      <style:text-properties fo:color="#231f20" style:font-name="DejaVu Sans" fo:font-size="12pt" fo:language="en" fo:country="US" fo:background-color="#ffffff" style:font-size-asian="12pt" style:font-size-complex="12pt"/>
    </style:style>
    <style:style style:name="P31" style:family="paragraph" style:parent-style-name="No_20_Spacing">
      <style:paragraph-properties fo:margin-left="1.27cm" fo:margin-right="0cm" fo:text-indent="0cm" style:auto-text-indent="false"/>
      <style:text-properties fo:font-size="15pt" fo:language="en" fo:country="US" fo:font-weight="bold" fo:background-color="#ffffff" style:font-size-asian="15pt" style:font-weight-asian="bold" style:font-size-complex="15pt" style:font-weight-complex="bold"/>
    </style:style>
    <style:style style:name="P32" style:family="paragraph" style:parent-style-name="No_20_Spacing" style:master-page-name="">
      <style:paragraph-properties fo:margin-left="0cm" fo:margin-right="0cm" fo:margin-top="0cm" fo:margin-bottom="0cm" loext:contextual-spacing="false" fo:line-height="100%" fo:text-align="start" style:justify-single-word="false" fo:orphans="2" fo:widows="2" fo:text-indent="1.499cm" style:auto-text-indent="false" style:page-number="auto" style:writing-mode="lr-tb"/>
      <style:text-properties fo:language="en" fo:country="US"/>
    </style:style>
    <style:style style:name="P33" style:family="paragraph" style:parent-style-name="No_20_Spacing" style:master-page-name="">
      <style:paragraph-properties fo:margin-left="0cm" fo:margin-right="0cm" fo:margin-top="0cm" fo:margin-bottom="0cm" loext:contextual-spacing="false" fo:line-height="100%" fo:text-align="start" style:justify-single-word="false" fo:orphans="2" fo:widows="2" fo:text-indent="1.499cm" style:auto-text-indent="false" style:page-number="auto" style:writing-mode="lr-tb"/>
      <style:text-properties style:font-name="DejaVu Sans" fo:font-size="12pt" fo:language="en" fo:country="US" fo:background-color="#ffffff" style:font-size-asian="12pt" style:font-size-complex="12pt"/>
    </style:style>
    <style:style style:name="P34" style:family="paragraph" style:parent-style-name="Standard" style:master-page-name="">
      <style:paragraph-properties fo:margin-left="0cm" fo:margin-right="0cm" fo:margin-top="0cm" fo:margin-bottom="0cm" loext:contextual-spacing="false" fo:line-height="100%" fo:text-align="justify" style:justify-single-word="false" fo:orphans="0" fo:widows="0" fo:text-indent="1.499cm" style:auto-text-indent="false" style:page-number="auto" style:writing-mode="lr-tb"/>
      <style:text-properties style:font-name="DejaVu Sans" fo:font-size="12pt" fo:language="en" fo:country="US" fo:font-weight="normal" style:font-size-asian="12pt" style:font-weight-asian="normal" style:font-size-complex="12pt" style:font-weight-complex="normal"/>
    </style:style>
    <style:style style:name="P35" style:family="paragraph" style:parent-style-name="Standard" style:master-page-name="">
      <style:paragraph-properties fo:margin-left="0cm" fo:margin-right="0cm" fo:margin-top="0cm" fo:margin-bottom="0cm" loext:contextual-spacing="false" fo:line-height="100%" fo:text-align="justify" style:justify-single-word="false" fo:orphans="0" fo:widows="0" fo:text-indent="1.499cm" style:auto-text-indent="false" style:page-number="auto" style:writing-mode="lr-tb"/>
      <style:text-properties style:font-name="DejaVu Sans" fo:font-size="12pt" fo:language="en" fo:country="US" fo:background-color="#ffffff" style:font-size-asian="12pt" style:font-size-complex="12pt"/>
    </style:style>
    <style:style style:name="P36" style:family="paragraph" style:parent-style-name="No_20_Spacing">
      <style:paragraph-properties fo:margin-left="0cm" fo:margin-right="0cm" fo:margin-top="0cm" fo:margin-bottom="0cm" loext:contextual-spacing="false" fo:line-height="100%" fo:text-align="start" style:justify-single-word="false" fo:orphans="2" fo:widows="2" fo:text-indent="1.499cm" style:auto-text-indent="false" style:writing-mode="lr-tb"/>
      <style:text-properties style:font-name="DejaVu Sans" fo:font-size="12pt" fo:language="en" fo:country="US" fo:background-color="#ffffff" style:font-size-asian="12pt" style:font-size-complex="12pt"/>
    </style:style>
    <style:style style:name="P37" style:family="paragraph" style:parent-style-name="No_20_Spacing">
      <style:paragraph-properties fo:margin-left="0cm" fo:margin-right="0cm" fo:margin-top="0cm" fo:margin-bottom="0cm" loext:contextual-spacing="false" fo:line-height="100%" fo:text-align="start" style:justify-single-word="false" fo:orphans="2" fo:widows="2" fo:text-indent="1.499cm" style:auto-text-indent="false" style:writing-mode="lr-tb"/>
      <style:text-properties fo:font-size="12pt" fo:language="en" fo:country="US" fo:background-color="#ffffff" style:font-size-asian="12pt" style:font-size-complex="12pt"/>
    </style:style>
    <style:style style:name="P38" style:family="paragraph" style:parent-style-name="Standard">
      <style:paragraph-properties fo:text-align="start" style:justify-single-word="false"/>
      <style:text-properties fo:color="#231f20" style:font-name="Times-Roman" fo:font-size="16pt" fo:language="en" fo:country="US" fo:font-weight="bold" style:font-size-asian="16pt" style:font-weight-asian="bold" style:font-size-complex="16pt" style:font-weight-complex="bold"/>
    </style:style>
    <style:style style:name="P39" style:family="paragraph" style:parent-style-name="Standard" style:list-style-name="L2" style:master-page-name="Standard">
      <style:paragraph-properties fo:text-align="center" style:justify-single-word="false" style:page-number="auto"/>
      <style:text-properties style:font-name="DejaVu Sans Mono"/>
    </style:style>
    <style:style style:name="P40" style:family="paragraph" style:parent-style-name="List_20_Paragraph" style:list-style-name="WWNum2">
      <style:text-properties fo:color="#00000a" style:font-name="Time-Roman" fo:font-size="15pt" fo:language="en" fo:country="US" fo:font-weight="bold" style:font-size-asian="15pt" style:font-weight-asian="bold" style:font-size-complex="15pt"/>
    </style:style>
    <style:style style:name="P41" style:family="paragraph" style:parent-style-name="No_20_Spacing" style:list-style-name="WWNum2">
      <style:text-properties fo:color="#00000a" style:font-name="Time-Roman" fo:font-size="12pt" fo:language="en" fo:country="US" fo:font-weight="bold" fo:background-color="#ffffff" style:font-size-asian="12pt" style:font-weight-asian="bold" style:font-size-complex="12pt" style:font-weight-complex="bold"/>
    </style:style>
    <style:style style:name="P42" style:family="paragraph" style:parent-style-name="No_20_Spacing" style:list-style-name="WWNum2">
      <style:text-properties fo:color="#00000a" style:font-name="Time-Roman" fo:font-size="12pt" fo:language="en" fo:country="US" fo:background-color="#ffffff" style:font-size-asian="12pt" style:font-size-complex="12pt"/>
    </style:style>
    <style:style style:name="P43" style:family="paragraph" style:parent-style-name="No_20_Spacing" style:list-style-name="WWNum2">
      <style:text-properties fo:color="#00000a" style:font-name="Time-Roman" fo:font-size="15pt" fo:language="en" fo:country="US" fo:font-weight="bold" fo:background-color="#ffffff" style:font-size-asian="15pt" style:font-weight-asian="bold" style:font-size-complex="15pt" style:font-weight-complex="bold"/>
    </style:style>
    <style:style style:name="P44" style:family="paragraph" style:parent-style-name="No_20_Spacing" style:list-style-name="WWNum3">
      <style:text-properties fo:language="en" fo:country="US"/>
    </style:style>
    <style:style style:name="P45" style:family="paragraph" style:parent-style-name="No_20_Spacing">
      <style:paragraph-properties fo:margin-left="0.635cm" fo:margin-right="0cm" fo:text-indent="0cm" style:auto-text-indent="false"/>
      <style:text-properties fo:color="#231f20" style:font-name="Times-Roman" fo:font-size="12pt" fo:language="en" fo:country="US" fo:background-color="#ffffff" style:font-size-asian="12pt" style:font-size-complex="12pt"/>
    </style:style>
    <style:style style:name="P46" style:family="paragraph" style:parent-style-name="No_20_Spacing">
      <style:paragraph-properties fo:margin-left="1.27cm" fo:margin-right="0cm" fo:text-indent="0cm" style:auto-text-indent="false"/>
      <style:text-properties fo:color="#00000a" style:font-name="Time-Roman" fo:font-size="12pt" fo:language="en" fo:country="US" fo:font-weight="bold" fo:background-color="#ffffff" style:font-size-asian="12pt" style:font-weight-asian="bold" style:font-size-complex="12pt" style:font-weight-complex="bold"/>
    </style:style>
    <style:style style:name="P47" style:family="paragraph" style:parent-style-name="No_20_Spacing">
      <style:paragraph-properties fo:margin-left="1.27cm" fo:margin-right="0cm" fo:text-indent="0cm" style:auto-text-indent="false"/>
      <style:text-properties fo:color="#00000a" style:font-name="Time-Roman" fo:font-size="12pt" fo:language="en" fo:country="US" fo:font-weight="bold" style:font-size-asian="12pt" style:font-weight-asian="bold" style:font-size-complex="12pt"/>
    </style:style>
    <style:style style:name="P48" style:family="paragraph" style:parent-style-name="No_20_Spacing">
      <style:paragraph-properties fo:margin-left="1.27cm" fo:margin-right="0cm" fo:text-indent="0cm" style:auto-text-indent="false"/>
      <style:text-properties fo:color="#00000a" style:font-name="Time-Roman" fo:font-size="12pt" fo:language="en" fo:country="US" officeooo:rsid="001d029e" officeooo:paragraph-rsid="001d029e" fo:background-color="#ffffff" style:font-size-asian="12pt" style:font-size-complex="12pt"/>
    </style:style>
    <style:style style:name="P49" style:family="paragraph" style:parent-style-name="No_20_Spacing">
      <style:paragraph-properties fo:margin-left="1.27cm" fo:margin-right="0cm" fo:text-indent="0cm" style:auto-text-indent="false"/>
      <style:text-properties fo:font-size="12pt" fo:language="en" fo:country="US" fo:background-color="#ffffff" style:font-size-asian="12pt" style:font-size-complex="12pt"/>
    </style:style>
    <style:style style:name="T1" style:family="text">
      <style:text-properties fo:color="#231f20"/>
    </style:style>
    <style:style style:name="T2" style:family="text">
      <style:text-properties fo:color="#231f20" style:font-name="Times-Roman"/>
    </style:style>
    <style:style style:name="T3" style:family="text">
      <style:text-properties fo:color="#231f20" style:font-name="Times-Roman" fo:font-size="12pt" style:font-size-asian="12pt" style:font-size-complex="12pt"/>
    </style:style>
    <style:style style:name="T4" style:family="text">
      <style:text-properties fo:color="#231f20" style:font-name="Times-Roman" officeooo:rsid="001d029e"/>
    </style:style>
    <style:style style:name="T5" style:family="text">
      <style:text-properties fo:color="#231f20" style:font-name="Times-Roman" fo:font-size="16pt" fo:language="en" fo:country="US" fo:font-weight="bold" officeooo:rsid="001eb330" style:font-size-asian="16pt" style:font-weight-asian="bold" style:font-size-complex="16pt" style:font-weight-complex="bold"/>
    </style:style>
    <style:style style:name="T6" style:family="text">
      <style:text-properties fo:color="#231f20" style:font-name="Times-Italic"/>
    </style:style>
    <style:style style:name="T7" style:family="text">
      <style:text-properties fo:color="#231f20" style:font-name="Times-Italic" fo:font-style="italic" style:font-style-asian="italic" style:font-style-complex="italic"/>
    </style:style>
    <style:style style:name="T8" style:family="text">
      <style:text-properties fo:color="#231f20" style:font-name="Times-Italic" fo:font-size="12pt" fo:font-style="italic" style:font-size-asian="12pt" style:font-style-asian="italic" style:font-size-complex="12pt" style:font-style-complex="italic"/>
    </style:style>
    <style:style style:name="T9" style:family="text">
      <style:text-properties fo:color="#231f20" style:font-name="Times-Italic" fo:font-size="12pt" style:font-size-asian="12pt" style:font-size-complex="12pt"/>
    </style:style>
    <style:style style:name="T10" style:family="text">
      <style:text-properties fo:color="#231f20" fo:font-size="12pt" style:font-size-asian="12pt" style:font-size-complex="12pt"/>
    </style:style>
    <style:style style:name="T11" style:family="text">
      <style:text-properties fo:color="#231f20" style:font-name="DejaVu Sans"/>
    </style:style>
    <style:style style:name="T12" style:family="text">
      <style:text-properties fo:color="#231f20" officeooo:rsid="001d029e"/>
    </style:style>
    <style:style style:name="T13" style:family="text">
      <style:text-properties fo:color="#231f20" fo:font-size="16pt" fo:language="en" fo:country="US" fo:font-weight="bold" officeooo:rsid="001eb330" style:font-size-asian="16pt" style:font-weight-asian="bold" style:font-size-complex="16pt" style:font-weight-complex="bold"/>
    </style:style>
    <style:style style:name="T14" style:family="text">
      <style:text-properties fo:color="#00000a"/>
    </style:style>
    <style:style style:name="T15" style:family="text">
      <style:text-properties fo:color="#00000a" style:font-name="Time-Roman"/>
    </style:style>
    <style:style style:name="T16" style:family="text">
      <style:text-properties fo:color="#00000a" style:font-name="Time-Roman" fo:font-size="12pt" fo:font-weight="bold" style:font-size-asian="12pt" style:font-weight-asian="bold" style:font-size-complex="12pt"/>
    </style:style>
    <style:style style:name="T17" style:family="text">
      <style:text-properties fo:color="#00000a" style:font-name="Time-Roman" fo:font-size="15pt" fo:font-weight="bold" style:font-size-asian="15pt" style:font-weight-asian="bold" style:font-size-complex="15pt"/>
    </style:style>
    <style:style style:name="T18" style:family="text">
      <style:text-properties fo:color="#00000a" style:font-name="DejaVu Sans"/>
    </style:style>
    <style:style style:name="T19" style:family="text">
      <style:text-properties fo:color="#00000a" style:font-name="DejaVu Sans" officeooo:rsid="001d029e"/>
    </style:style>
    <style:style style:name="T20" style:family="text">
      <style:text-properties fo:color="#00000a" officeooo:rsid="001d029e"/>
    </style:style>
    <style:style style:name="T21" style:family="text">
      <style:text-properties fo:color="#000000" fo:font-size="12pt" style:font-size-asian="12pt" style:font-size-complex="12pt"/>
    </style:style>
    <style:style style:name="T22" style:family="text">
      <style:text-properties fo:color="#000000" fo:font-size="12pt" fo:font-weight="bold" style:font-size-asian="12pt" style:font-weight-asian="bold" style:font-size-complex="12pt"/>
    </style:style>
    <style:style style:name="T23" style:family="text">
      <style:text-properties fo:color="#000000" fo:font-size="12pt" style:letter-kerning="true" style:font-size-asian="12pt" style:font-name-complex="Times New Roman1" style:font-size-complex="12pt" style:font-style-complex="italic" style:font-weight-complex="bold"/>
    </style:style>
    <style:style style:name="T24" style:family="text">
      <style:text-properties fo:color="#000000" style:font-name="LiberationSans"/>
    </style:style>
    <style:style style:name="T25" style:family="text">
      <style:text-properties fo:color="#000000" style:font-name="LiberationSans" fo:language="en" fo:country="US"/>
    </style:style>
    <style:style style:name="T26" style:family="text">
      <style:text-properties fo:color="#000000" fo:font-size="15pt" fo:font-weight="bold" style:font-size-asian="15pt" style:font-weight-asian="bold" style:font-size-complex="15pt"/>
    </style:style>
    <style:style style:name="T27" style:family="text">
      <style:text-properties fo:font-size="12pt" style:text-underline-style="solid" style:text-underline-width="auto" style:text-underline-color="font-color" style:font-size-asian="12pt" style:font-size-complex="12pt"/>
    </style:style>
    <style:style style:name="T28" style:family="text">
      <style:text-properties fo:font-size="12pt" fo:language="en" fo:country="US" style:text-underline-style="solid" style:text-underline-width="auto" style:text-underline-color="font-color" style:font-size-asian="12pt" style:font-size-complex="12pt"/>
    </style:style>
    <style:style style:name="T29" style:family="text">
      <style:text-properties fo:color="#000080" fo:font-size="12pt" fo:font-weight="bold" style:font-size-asian="12pt" style:font-weight-asian="bold" style:font-size-complex="12pt" text:display="none"/>
    </style:style>
    <style:style style:name="T30" style:family="text">
      <style:text-properties fo:color="#000080" style:letter-kerning="true" fo:background-color="#000000" loext:char-shading-value="0" style:font-name-complex="Courier New1" text:display="none"/>
    </style:style>
    <style:style style:name="T31" style:family="text">
      <style:text-properties fo:color="#000080" style:letter-kerning="true" style:font-name-complex="Times New Roman1"/>
    </style:style>
    <style:style style:name="T32" style:family="text">
      <style:text-properties fo:color="#000080" style:font-name="DejaVu Sans" fo:font-size="12pt" fo:font-weight="normal" style:font-size-asian="12pt" style:font-weight-asian="normal" style:font-size-complex="12pt" style:font-weight-complex="normal" text:display="none"/>
    </style:style>
    <style:style style:name="T33" style:family="text">
      <style:text-properties fo:color="#1155cc" style:font-name="LiberationSans"/>
    </style:style>
    <style:style style:name="T34" style:family="text">
      <style:text-properties fo:color="#1155cc" style:font-name="LiberationSans" fo:language="en" fo:country="US"/>
    </style:style>
    <style:style style:name="T35" style:family="text">
      <style:text-properties style:font-name="LiberationSans" fo:language="en" fo:country="US"/>
    </style:style>
    <style:style style:name="T36" style:family="text">
      <style:text-properties fo:color="#38761d" style:font-name="LiberationSans"/>
    </style:style>
    <style:style style:name="T37" style:family="text">
      <style:text-properties fo:font-weight="bold" style:font-weight-asian="bold" style:font-name-complex="Times New Roman1"/>
    </style:style>
    <style:style style:name="T38" style:family="text">
      <style:text-properties text:display="none"/>
    </style:style>
    <style:style style:name="T39" style:family="text">
      <style:text-properties fo:background-color="#ffffff" loext:char-shading-value="0" style:font-name-complex="Times New Roman1"/>
    </style:style>
    <style:style style:name="T40" style:family="text">
      <style:text-properties style:font-name="DejaVu Sans"/>
    </style:style>
    <style:style style:name="T41" style:family="text">
      <style:text-properties style:font-name="DejaVu Sans" fo:font-size="12pt" fo:font-weight="normal" fo:background-color="#ffffff" loext:char-shading-value="0" style:font-size-asian="12pt" style:font-weight-asian="normal" style:font-size-complex="12pt" style:font-weight-complex="normal"/>
    </style:style>
    <style:style style:name="T42" style:family="text">
      <style:text-properties style:font-name="DejaVu Sans" fo:font-size="12pt" fo:font-weight="normal" officeooo:rsid="001d029e" fo:background-color="#ffffff" loext:char-shading-value="0" style:font-size-asian="12pt" style:font-weight-asian="normal" style:font-size-complex="12pt" style:font-weight-complex="normal"/>
    </style:style>
    <style:style style:name="T43" style:family="text">
      <style:text-properties style:font-name="DejaVu Sans" fo:font-size="12pt" fo:font-weight="normal" style:font-size-asian="12pt" style:font-weight-asian="normal" style:font-size-complex="12pt" style:font-weight-complex="normal"/>
    </style:style>
    <style:style style:name="T44" style:family="text">
      <style:text-properties style:font-name="DejaVu Sans" style:font-name-complex="Times New Roman1"/>
    </style:style>
    <style:style style:name="T45" style:family="text">
      <style:text-properties style:font-name="DejaVu Sans" fo:font-weight="bold" style:font-weight-asian="bold"/>
    </style:style>
    <style:style style:name="T46" style:family="text">
      <style:text-properties style:font-name="DejaVu Sans" fo:font-size="15pt" fo:font-weight="bold" style:font-size-asian="15pt" style:font-weight-asian="bold" style:font-size-complex="15pt"/>
    </style:style>
    <style:style style:name="T47" style:family="text">
      <style:text-properties style:font-name-complex="Times New Roman1"/>
    </style:style>
    <style:style style:name="T48" style:family="text">
      <style:text-properties officeooo:rsid="001d029e"/>
    </style:style>
    <style:style style:name="T49" style:family="text">
      <style:text-properties officeooo:rsid="001e101e"/>
    </style:style>
    <style:style style:name="T50" style:family="text">
      <style:text-properties fo:font-size="15pt" fo:font-weight="bold" style:font-size-asian="15pt" style:font-weight-asian="bold" style:font-size-complex="15pt"/>
    </style:style>
    <style:style style:name="T51" style:family="text">
      <style:text-properties officeooo:rsid="001eb33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064cm" fo:text-indent="-0.635cm" fo:margin-left="2.06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99cm" fo:text-indent="-0.635cm" fo:margin-left="2.6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34cm" fo:text-indent="-0.635cm" fo:margin-left="3.33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69cm" fo:text-indent="-0.635cm" fo:margin-left="3.96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04cm" fo:text-indent="-0.635cm" fo:margin-left="4.6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74cm" fo:text-indent="-0.635cm" fo:margin-left="5.87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44cm" fo:text-indent="-0.635cm" fo:margin-left="7.14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79cm" fo:text-indent="-0.635cm" fo:margin-left="7.779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79cm" fo:text-indent="-0.635cm" fo:margin-left="7.77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79164838672272148" text:style-name="L2">
        <text:list-header>
          <text:p text:style-name="P39"><text:span text:style-name="T13">ARTICLE N°6</text:span></text:p>
        </text:list-header>
      </text:list>
      <text:p text:style-name="P38">A Survey of Data Mining and Machine Learning<text:line-break/>Methods for Cyber Security Intrusion Detection</text:p>
      <text:p text:style-name="P3"><text:span text:style-name="T2">Anna L.Buczak , </text:span><text:span text:style-name="T7">Member, IEEE</text:span><text:span text:style-name="T2">, and Erhan Guven, </text:span><text:span text:style-name="T7">Member, IEEE</text:span></text:p>
      <text:p text:style-name="P3"/>
      <text:p text:style-name="P6"/>
      <text:list xml:id="list8800882606978971148" text:style-name="WWNum2">
        <text:list-item>
          <text:p text:style-name="P40">Introduction</text:p>
        </text:list-item>
      </text:list>
      <text:p text:style-name="P14"/>
      <text:p text:style-name="P15"><text:s text:c="3"/>1.1 Context</text:p>
      <text:p text:style-name="P5"><text:span text:style-name="T21"><text:tab/>In</text:span><text:span text:style-name="T23"> a world where cyber security take his essort,this article comes at named the right moment to bring novelty </text:span><text:span text:style-name="T10">of a literature survey of machine learning (ML) and data mining (DM) methods for cyber security applications. The ML/DM methods are described, as well as several applications of each method to cyber intrusion detection problems. The complexity of different ML/DM algorithms is discussed, and the paper provides a set of comparison criteria for ML/DM methods and a set of recommendations on the best methods to use depending on the characteristics of the cyber problem to solve.</text:span></text:p>
      <text:p text:style-name="P2"/>
      <text:p text:style-name="P2"><text:span text:style-name="T22"><text:s text:c="3"/></text:span><text:span text:style-name="T26">1</text:span><text:span text:style-name="T50">.2 Background</text:span></text:p>
      <text:p text:style-name="P32"><text:span text:style-name="T29">¶<text:tab/><text:tab/> <text:s text:c="7"/><text:tab/><text:tab/></text:span><text:span text:style-name="T41">Cyber security is the set of technologies and processes</text:span><text:span text:style-name="T43"> </text:span><text:span text:style-name="T32">¶</text:span><text:span text:style-name="T41">designed to protect computers, networks, programs, and data</text:span><text:span text:style-name="T43"> </text:span><text:span text:style-name="T32">¶</text:span><text:span text:style-name="T41">from attack, unauthorized access, change, or destruction. </text:span><text:span text:style-name="T32">¶</text:span><text:span text:style-name="T43">Cyber </text:span><text:span text:style-name="T32">¶</text:span><text:span text:style-name="T41">security systems are composed of network security systems</text:span><text:span text:style-name="T43"> </text:span><text:span text:style-name="T32">¶</text:span><text:span text:style-name="T41">and computer (host) security systems. </text:span><text:span text:style-name="T32">¶</text:span><text:span text:style-name="T41">Each of these has, at a</text:span><text:span text:style-name="T43"> </text:span><text:span text:style-name="T32">¶</text:span><text:span text:style-name="T41">minimum, a firewall, </text:span><text:span text:style-name="T42">anti-virus</text:span><text:span text:style-name="T41"> software, and an intrusion detection system (IDS). </text:span><text:span text:style-name="T32">¶</text:span><text:span text:style-name="T41">IDSs help discover, determine, and identify</text:span><text:span text:style-name="T43"> </text:span><text:span text:style-name="T32">¶</text:span><text:span text:style-name="T41">unauthorized use,duplication, alteration, and destruction of</text:span><text:span text:style-name="T43"> </text:span><text:span text:style-name="T32">¶</text:span><text:span text:style-name="T41">information systems [1]. </text:span><text:span text:style-name="T32">¶</text:span><text:span text:style-name="T41">The security breaches include external</text:span><text:span text:style-name="T43"> </text:span><text:span text:style-name="T32">¶</text:span><text:span text:style-name="T41">intrusions (attacks from outside the organization) and internal</text:span><text:span text:style-name="T43"> </text:span><text:span text:style-name="T32">¶</text:span><text:span text:style-name="T41">intrusions (attacks from within the organization)</text:span><text:span text:style-name="T43">.</text:span></text:p>
      <text:p text:style-name="P20">¶</text:p>
      <text:p text:style-name="P34"><text:span text:style-name="T30">¶<text:tab/><text:tab/></text:span><text:span text:style-name="T39">Machine learning, field of study of the artificial intelligence, relates to the design, the analysis, the development and the implementation of the methods making it possible a machine(au direction large) to evolve/move by a systematic process, and thus to fill the spots difficult or problematic to fill by more traditional algorithmic means .</text:span></text:p>
      <text:p text:style-name="P7"/>
      <text:p text:style-name="P35"><text:span text:style-name="T37">Data mining</text:span><text:span text:style-name="T47"> is a essential composite of technonologies big data and techniques of analyse the bulky data.</text:span><text:span text:style-name="T31"> It </text:span><text:span text:style-name="T47">acts of the source of the big dated analytics, of the predictive analyses and the exploitation of the data .</text:span></text:p>
      <text:p text:style-name="P7"><text:soft-page-break/></text:p>
      <text:p text:style-name="P16"><text:span text:style-name="T44"><text:s text:c="11"/>This document</text:span><text:span text:style-name="T40"> based on the number of citations or the relevance of an emerging method, it representing each method were identified, read, and summarized. Because data are so important in ML/DM approaches, some well-known cyber data sets used in ML/DM are described. The complexity of ML/DM algorithms is addressed, discussion of challenges for using ML/DM for</text:span> <text:span text:style-name="T40">cyber security is presented, and some recommendations on when to use a given method are provided.</text:span></text:p>
      <text:p text:style-name="P17"/>
      <text:p text:style-name="P21">¶</text:p>
      <text:p text:style-name="P4"><text:span text:style-name="T45"><text:s text:c="2"/></text:span><text:span text:style-name="T46">1.3 Problem and research questions</text:span></text:p>
      <text:p text:style-name="P33">-how u<text:span text:style-name="T48">se</text:span> of different machine learning and data mining technics for cyber domain ?</text:p>
      <text:p text:style-name="P36">-Which are The main types of cyber analytics in support of <text:s/>intrusion detection system(IDS) ?</text:p>
      <text:p text:style-name="P36">-<text:span text:style-name="T38">¶</text:span>how they function ?</text:p>
      <text:p text:style-name="P36">-which is most efficient ?</text:p>
      <text:p text:style-name="P37"/>
      <text:p text:style-name="P17"/>
      <text:list xml:id="list123855084696692" text:continue-numbering="true" text:style-name="WWNum2">
        <text:list-item>
          <text:p text:style-name="P41">Related works </text:p>
          <text:p text:style-name="P42"/>
        </text:list-item>
      </text:list>
      <text:p text:style-name="P23"><text:span text:style-name="T15"><text:s text:c="10"/></text:span><text:span text:style-name="T2">TA B L E : ML <text:s/></text:span><text:span text:style-name="T4">and</text:span><text:span text:style-name="T2"> DM METHODS </text:span><text:span text:style-name="T4">and</text:span><text:span text:style-name="T2"> DATA </text:span><text:span text:style-name="T4">they use</text:span></text:p>
      <text:p text:style-name="P45"/>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9">PAPERS</text:p>
          </table:table-cell>
          <table:table-cell table:style-name="Tableau1.A1" table:number-columns-spanned="2" office:value-type="string">
            <text:p text:style-name="P8">DATA USED</text:p>
          </table:table-cell>
          <table:covered-table-cell/>
          <table:table-cell table:style-name="Tableau1.A1" office:value-type="string">
            <text:p text:style-name="P8">HYBRID</text:p>
          </table:table-cell>
          <table:table-cell table:style-name="Tableau1.A1" office:value-type="string">
            <text:p text:style-name="P8">ANOMALY</text:p>
          </table:table-cell>
          <table:table-cell table:style-name="Tableau1.A1" office:value-type="string">
            <text:p text:style-name="P8">MESUSE</text:p>
          </table:table-cell>
        </table:table-row>
        <table:table-row table:style-name="Tableau1.2">
          <table:table-cell table:style-name="Tableau1.A1" office:value-type="string">
            <text:p text:style-name="P13"><text:span text:style-name="T2">J. Cannady, “Artificial neural networks for misuse detection,” in </text:span><text:span text:style-name="T7">Proc.1998 Nat. Inf. Syst. Secur. Conf.</text:span><text:span text:style-name="T2">, Arlington, VA, USA, 1998, pp. 443–456.</text:span></text:p>
          </table:table-cell>
          <table:table-cell table:style-name="Tableau1.A1" table:number-columns-spanned="2" office:value-type="string">
            <text:p text:style-name="P10"/>
            <text:p text:style-name="P10">Network packet-level data</text:p>
          </table:table-cell>
          <table:covered-table-cell/>
          <table:table-cell table:style-name="Tableau1.A1" office:value-type="string">
            <text:p text:style-name="P9"/>
          </table:table-cell>
          <table:table-cell table:style-name="Tableau1.A1" office:value-type="string">
            <text:p text:style-name="P10"/>
          </table:table-cell>
          <table:table-cell table:style-name="Tableau1.A1" office:value-type="string">
            <text:p text:style-name="P12">√</text:p>
          </table:table-cell>
        </table:table-row>
        <table:table-row table:style-name="Tableau1.3">
          <table:table-cell table:style-name="Tableau1.A1" office:value-type="string">
            <text:p text:style-name="P13"><text:span text:style-name="T2">R. P. Lippmann and R. K. Cunningham, “Improving intrusion detection performance using keyword selection and neural networks,” </text:span><text:span text:style-name="T7">Comput.</text:span><text:span text:style-name="T6"> </text:span><text:span text:style-name="T7">Netw.</text:span><text:span text:style-name="T2">, vol. 34, pp. 597–603, 2000.</text:span></text:p>
          </table:table-cell>
          <table:table-cell table:style-name="Tableau1.A1" table:number-columns-spanned="2" office:value-type="string">
            <text:p text:style-name="P11">DARPA 1998</text:p>
          </table:table-cell>
          <table:covered-table-cell/>
          <table:table-cell table:style-name="Tableau1.A1" office:value-type="string">
            <text:p text:style-name="P9"/>
          </table:table-cell>
          <table:table-cell table:style-name="Tableau1.A1" office:value-type="string">
            <text:p text:style-name="P12">√</text:p>
          </table:table-cell>
          <table:table-cell table:style-name="Tableau1.A1" office:value-type="string">
            <text:p text:style-name="P10"/>
          </table:table-cell>
        </table:table-row>
        <table:table-row table:style-name="Tableau1.4">
          <table:table-cell table:style-name="Tableau1.A1" office:value-type="string">
            <text:p text:style-name="P13"><text:span text:style-name="T2">A. Bivens, C. Palagiri, R. Smith, B. Szymanski, and M. Embrechts,“Network-based intrusion detection using neural networks,” </text:span><text:span text:style-name="T7">Intell. Eng.</text:span><text:span text:style-name="T6"><text:line-break/></text:span><text:span text:style-name="T7">Syst. Artif. Neural Netw.</text:span><text:span text:style-name="T2">, </text:span><text:soft-page-break/><text:span text:style-name="T2">vol.12, no. 1,pp. 579–584</text:span></text:p>
          </table:table-cell>
          <table:table-cell table:style-name="Tableau1.A1" table:number-columns-spanned="2" office:value-type="string">
            <text:p text:style-name="P10">DARPA 1999</text:p>
          </table:table-cell>
          <table:covered-table-cell/>
          <table:table-cell table:style-name="Tableau1.A1" office:value-type="string">
            <text:p text:style-name="P10"/>
          </table:table-cell>
          <table:table-cell table:style-name="Tableau1.A1" office:value-type="string">
            <text:p text:style-name="P12">√</text:p>
          </table:table-cell>
          <table:table-cell table:style-name="Tableau1.A1" office:value-type="string">
            <text:p text:style-name="P10"/>
          </table:table-cell>
        </table:table-row>
        <table:table-row table:style-name="Tableau1.5">
          <table:table-cell table:style-name="Tableau1.A1" office:value-type="string">
            <text:p text:style-name="P13"><text:span text:style-name="T2">H. Brahmi, B. Imen, and B. Sadok, “OMC-IDS: At the cross-roads of OLAP mining and intrusion detection,” in </text:span><text:span text:style-name="T7">Advances in Knowledge</text:span><text:span text:style-name="T6"><text:line-break/></text:span><text:span text:style-name="T7">Discovery and Data Mining</text:span><text:span text:style-name="T2">. New York, NY, USA: Springer, 2012, pp. 13–24.</text:span></text:p>
          </table:table-cell>
          <table:table-cell table:style-name="Tableau1.A1" table:number-columns-spanned="2" office:value-type="string">
            <text:p text:style-name="P10">DARPA 1998</text:p>
          </table:table-cell>
          <table:covered-table-cell/>
          <table:table-cell table:style-name="Tableau1.A1" office:value-type="string">
            <text:p text:style-name="P10"/>
          </table:table-cell>
          <table:table-cell table:style-name="Tableau1.A1" office:value-type="string">
            <text:p text:style-name="P10"/>
          </table:table-cell>
          <table:table-cell table:style-name="Tableau1.A1" office:value-type="string">
            <text:p text:style-name="P12">√</text:p>
          </table:table-cell>
        </table:table-row>
        <table:table-row table:style-name="Tableau1.6">
          <table:table-cell table:style-name="Tableau1.A1" office:value-type="string">
            <text:p text:style-name="P13"><text:bookmark text:name="_GoBack"/><text:span text:style-name="T2">H. Zhengbing, L. Zhitang, and W. Junqi, “A novel network intrusion detection system (NIDS) based on signatures search of data mining,” in </text:span><text:span text:style-name="T7">Proc. 1st Int. Conf. Forensic Appl. Techn. Telecommun. Inf. Multimedia</text:span><text:span text:style-name="T6"> </text:span><text:span text:style-name="T7">Workshop (e-Forensics ‘08)</text:span><text:span text:style-name="T2">, 2008, pp. 10–16.</text:span></text:p>
          </table:table-cell>
          <table:table-cell table:style-name="Tableau1.A1" table:number-columns-spanned="2" office:value-type="string">
            <text:p text:style-name="P10">Attack signatures(10 to 0 MB)</text:p>
          </table:table-cell>
          <table:covered-table-cell/>
          <table:table-cell table:style-name="Tableau1.A1" office:value-type="string">
            <text:p text:style-name="P10"/>
          </table:table-cell>
          <table:table-cell table:style-name="Tableau1.A1" office:value-type="string">
            <text:p text:style-name="P10"/>
          </table:table-cell>
          <table:table-cell table:style-name="Tableau1.A1" office:value-type="string">
            <text:p text:style-name="P12">√</text:p>
          </table:table-cell>
        </table:table-row>
        <table:table-row table:style-name="Tableau1.7">
          <table:table-cell table:style-name="Tableau1.A1" office:value-type="string">
            <text:p text:style-name="P13"><text:span text:style-name="T2">R. Hendry and S. J. Yang, “Intrusion signature creation via clustering anomalies,” in </text:span><text:span text:style-name="T7">Proc. SPIE Defense Secur. Symp. Int. Soc. Opt.</text:span><text:span text:style-name="T6"><text:line-break/></text:span><text:span text:style-name="T7">Photonics</text:span><text:span text:style-name="T2">, 2008, pp. 69730C–69730C</text:span></text:p>
          </table:table-cell>
          <table:table-cell table:style-name="Tableau1.A1" table:number-columns-spanned="2" office:value-type="string">
            <text:p text:style-name="P10">KDD 1999</text:p>
          </table:table-cell>
          <table:covered-table-cell/>
          <table:table-cell table:style-name="Tableau1.A1" office:value-type="string">
            <text:p text:style-name="P10"/>
          </table:table-cell>
          <table:table-cell table:style-name="Tableau1.A1" office:value-type="string">
            <text:p text:style-name="P10"/>
          </table:table-cell>
          <table:table-cell table:style-name="Tableau1.A1" office:value-type="string">
            <text:p text:style-name="P12">√</text:p>
          </table:table-cell>
        </table:table-row>
        <table:table-row table:style-name="Tableau1.8">
          <table:table-cell table:style-name="Tableau1.A1" office:value-type="string">
            <text:p text:style-name="P13"><text:span text:style-name="T2">. M. Blowers and J. Williams, “Machine learning applied to cyber operations,” in </text:span><text:span text:style-name="T7">Network Science and CyBER <text:s/>ANAL</text:span></text:p>
          </table:table-cell>
          <table:table-cell table:style-name="Tableau1.A1" table:number-columns-spanned="2" office:value-type="string">
            <text:p text:style-name="P10">KDD 1999</text:p>
          </table:table-cell>
          <table:covered-table-cell/>
          <table:table-cell table:style-name="Tableau1.A1" office:value-type="string">
            <text:p text:style-name="P10"/>
          </table:table-cell>
          <table:table-cell table:style-name="Tableau1.A1" office:value-type="string">
            <text:p text:style-name="P12">√</text:p>
          </table:table-cell>
          <table:table-cell table:style-name="Tableau1.A1" office:value-type="string">
            <text:p text:style-name="P10"/>
          </table:table-cell>
        </table:table-row>
        <table:table-row table:style-name="Tableau1.9">
          <table:table-cell table:style-name="Tableau1.A1" table:number-columns-spanned="2" office:value-type="string">
            <text:p text:style-name="P13"><text:span text:style-name="T2">N. B. Amor, S. Benferhat, and Z. Elouedi, “Naïve Bayes vs. Decision trees in intrusion detection systems,” in </text:span><text:span text:style-name="T7">Proc ACM Symp. Appl. Comput.</text:span><text:span text:style-name="T2">,2004, pp. 420–424.</text:span></text:p>
          </table:table-cell>
          <table:covered-table-cell/>
          <table:table-cell table:style-name="Tableau1.A1" office:value-type="string">
            <text:p text:style-name="P10">KDD 1999</text:p>
          </table:table-cell>
          <table:table-cell table:style-name="Tableau1.A1" office:value-type="string">
            <text:p text:style-name="P10"/>
          </table:table-cell>
          <table:table-cell table:style-name="Tableau1.A1" office:value-type="string">
            <text:p text:style-name="P12">√</text:p>
          </table:table-cell>
          <table:table-cell table:style-name="Tableau1.A1" office:value-type="string">
            <text:p text:style-name="P10"/>
          </table:table-cell>
        </table:table-row>
        <text:soft-page-break/>
        <table:table-row table:style-name="Tableau1.10">
          <table:table-cell table:style-name="Tableau1.A1" table:number-columns-spanned="2" office:value-type="string">
            <text:p text:style-name="P13"><text:span text:style-name="T2">Y. Hu and B. Panda, “A data mining approach for database intrusion detection,” in </text:span><text:span text:style-name="T7">Proc. ACM Symp. Appl. Comput.</text:span><text:span text:style-name="T2">, 2004, pp. 711-716.</text:span></text:p>
          </table:table-cell>
          <table:covered-table-cell/>
          <table:table-cell table:style-name="Tableau1.A1" office:value-type="string">
            <text:p text:style-name="P10">DATA BASE LOGS</text:p>
          </table:table-cell>
          <table:table-cell table:style-name="Tableau1.A1" office:value-type="string">
            <text:p text:style-name="P10"/>
          </table:table-cell>
          <table:table-cell table:style-name="Tableau1.A1" office:value-type="string">
            <text:p text:style-name="P10"/>
          </table:table-cell>
          <table:table-cell table:style-name="Tableau1.A1" office:value-type="string">
            <text:p text:style-name="P12">√</text:p>
          </table:table-cell>
        </table:table-row>
        <table:table-row table:style-name="Tableau1.11">
          <table:table-cell table:style-name="Tableau1.A1" table:number-columns-spanned="2" office:value-type="string">
            <text:p text:style-name="P13"><text:span text:style-name="T2">Z. Li, A. Zhang, J. Lei, and L. Wang, “Real-time correlation of network security alerts,” in </text:span><text:span text:style-name="T7">Proc. IEEE Int. Conf. e-Business Eng.</text:span><text:span text:style-name="T2">, 2007, pp. 73–80.</text:span></text:p>
          </table:table-cell>
          <table:covered-table-cell/>
          <table:table-cell table:style-name="Tableau1.A1" office:value-type="string">
            <text:p text:style-name="P10">DARPA 2000</text:p>
          </table:table-cell>
          <table:table-cell table:style-name="Tableau1.A1" office:value-type="string">
            <text:p text:style-name="P10"/>
          </table:table-cell>
          <table:table-cell table:style-name="Tableau1.A1" office:value-type="string">
            <text:p text:style-name="P12">√</text:p>
          </table:table-cell>
          <table:table-cell table:style-name="Tableau1.A1" office:value-type="string">
            <text:p text:style-name="P10"/>
          </table:table-cell>
        </table:table-row>
        <table:table-row table:style-name="Tableau1.12">
          <table:table-cell table:style-name="Tableau1.A1" table:number-columns-spanned="2" office:value-type="string">
            <text:p text:style-name="P13"><text:span text:style-name="T2">Y. Li, J. Xia, S. Zhang, J. Yan, X. Ai, and K. Dai, “An efficient intrusion detection system based on support vector machines and gradually feature removal method,” </text:span><text:span text:style-name="T7">Expert Syst. Appl.</text:span><text:span text:style-name="T2">, vol. 39, no. 1, pp. 424–430,2012.</text:span></text:p>
          </table:table-cell>
          <table:covered-table-cell/>
          <table:table-cell table:style-name="Tableau1.A1" office:value-type="string">
            <text:p text:style-name="P10">KDD 1999</text:p>
          </table:table-cell>
          <table:table-cell table:style-name="Tableau1.A1" office:value-type="string">
            <text:p text:style-name="P10"/>
          </table:table-cell>
          <table:table-cell table:style-name="Tableau1.A1" office:value-type="string">
            <text:p text:style-name="P10"/>
          </table:table-cell>
          <table:table-cell table:style-name="Tableau1.A1" office:value-type="string">
            <text:p text:style-name="P12">√</text:p>
          </table:table-cell>
        </table:table-row>
        <table:table-row table:style-name="Tableau1.13">
          <table:table-cell table:style-name="Tableau1.A1" table:number-columns-spanned="2" office:value-type="string">
            <text:p text:style-name="P13"><text:span text:style-name="T2">F. Amiri, M. Mahdi, R. Yousefi, C. Lucas, A. Shakery, and N. Yazdani,“Mutual information-based feature selection for IDSs,” </text:span><text:span text:style-name="T7">J. Netw.</text:span><text:span text:style-name="T6"><text:line-break/></text:span><text:span text:style-name="T7">Comput. Appl.</text:span><text:span text:style-name="T2">, vol. 34, no. 4, pp. 1184–1199, 2011.</text:span></text:p>
          </table:table-cell>
          <table:covered-table-cell/>
          <table:table-cell table:style-name="Tableau1.A1" office:value-type="string">
            <text:p text:style-name="P10">KDD 1999</text:p>
          </table:table-cell>
          <table:table-cell table:style-name="Tableau1.A1" office:value-type="string">
            <text:p text:style-name="P10"/>
          </table:table-cell>
          <table:table-cell table:style-name="Tableau1.A1" office:value-type="string">
            <text:p text:style-name="P10"/>
          </table:table-cell>
          <table:table-cell table:style-name="Tableau1.A1" office:value-type="string">
            <text:p text:style-name="P12">√</text:p>
          </table:table-cell>
        </table:table-row>
        <table:table-row table:style-name="Tableau1.14">
          <table:table-cell table:style-name="Tableau1.A1" table:number-columns-spanned="2" office:value-type="string">
            <text:p text:style-name="P13"><text:span text:style-name="T2">W. J. Hu, Y. H. Liao, and V. R. Vemuri, “Robust support vector machines for anomaly detection in computer security,” in </text:span><text:span text:style-name="T7">Proc. 20th Int. Conf.</text:span><text:span text:style-name="T6"> </text:span><text:span text:style-name="T7">Mach. Learn.</text:span><text:span text:style-name="T2">, 2003, pp. 282–289.</text:span></text:p>
          </table:table-cell>
          <table:covered-table-cell/>
          <table:table-cell table:style-name="Tableau1.A1" office:value-type="string">
            <text:p text:style-name="P10">DARPA 1998</text:p>
          </table:table-cell>
          <table:table-cell table:style-name="Tableau1.A1" office:value-type="string">
            <text:p text:style-name="P10"/>
          </table:table-cell>
          <table:table-cell table:style-name="Tableau1.A1" office:value-type="string">
            <text:p text:style-name="P12">√</text:p>
          </table:table-cell>
          <table:table-cell table:style-name="Tableau1.A1" office:value-type="string">
            <text:p text:style-name="P10"/>
          </table:table-cell>
        </table:table-row>
        <table:table-row table:style-name="Tableau1.15">
          <table:table-cell table:style-name="Tableau1.A1" table:number-columns-spanned="2" office:value-type="string">
            <text:p text:style-name="P13"><text:span text:style-name="T2">C. Wagner, F. Jérôme, and E. Thomas, “Machine learning approach forIP-flow record anomaly detection,” in </text:span><text:span text:style-name="T7">Networking 2011</text:span><text:span text:style-name="T2">. New York, NY,<text:line-break/>USA: Springer, 2011, pp. 28–39.</text:span></text:p>
          </table:table-cell>
          <table:covered-table-cell/>
          <table:table-cell table:style-name="Tableau1.A1" office:value-type="string">
            <text:p text:style-name="P10">NET FLOW</text:p>
          </table:table-cell>
          <table:table-cell table:style-name="Tableau1.A1" office:value-type="string">
            <text:p text:style-name="P10"/>
          </table:table-cell>
          <table:table-cell table:style-name="Tableau1.A1" office:value-type="string">
            <text:p text:style-name="P12">√</text:p>
          </table:table-cell>
          <table:table-cell table:style-name="Tableau1.A1" office:value-type="string">
            <text:p text:style-name="P10"/>
          </table:table-cell>
        </table:table-row>
      </table:table>
      <text:p text:style-name="P24"><text:line-break/></text:p>
      <text:p text:style-name="P22"><text:soft-page-break/></text:p>
      <text:p text:style-name="P22"/>
      <text:p text:style-name="P22"/>
      <text:list xml:id="list123853722970253" text:continue-numbering="true" text:style-name="WWNum2">
        <text:list-header>
          <text:p text:style-name="P43"><text:span text:style-name="T49">3. </text:span>Methodology employed </text:p>
        </text:list-header>
      </text:list>
      <text:p text:style-name="P25"/>
      <text:p text:style-name="P27"><text:span text:style-name="T15"><text:tab/>F</text:span><text:span text:style-name="T18">or the realization of this work,the aut</text:span><text:span text:style-name="T19">h</text:span><text:span text:style-name="T18">or employ</text:span><text:span text:style-name="T19">s</text:span><text:span text:style-name="T18"> a particular methodology .</text:span></text:p>
      <text:p text:style-name="P27"><text:span text:style-name="T18"><text:s/><text:tab/>They begin with the enumeration of different types of cyber analytics in support for intrusion detection .there are three main types : </text:span><text:span text:style-name="T11">misuse-based (sometimes also called signature based), anomaly-based, and hybrid. Misuse-based techniques are designed to detect known attacks by using signatures of those attacks. They are effective for detecting known type of attacks without generating an overwhelming number of false alarms. They require frequent</text:span><text:span text:style-name="T2"> </text:span><text:span text:style-name="T11">manual updates of the database with rules and signatures. Misuse-based techniques cannot detect novel (zero-day) attacks.</text:span></text:p>
      <text:p text:style-name="P30"><text:s text:c="6"/>Anomaly-based techniques model the normal network and system behavior, and identify anomalies as deviations from normal behavior. They are appealing because of their ability to detect zero-day attacks. Another advantage is that the profiles of normal activity are customized for every system, application, or network, thereby making it difficult for attackers to know which activities they can carry out undetected. Additionally, the data on which anomaly-based techniques alert (novel attacks) can<text:line-break/>be used to define the signatures for misuse detectors. The main disadvantage of anomaly-based techniques is the potential for high false alarm rates (FARs) because previously unseen (yet<text:line-break/>legitimate) system behaviors may be categorized as anomalies.</text:p>
      <text:p text:style-name="P30"><text:s text:c="7"/>Hybrid techniques combine misuse and anomaly detection. They are employed to raise detection rates of known intrusions and decrease the false positive (FP) rate for unknown attacks. An in-depth review of the literature did not discover many pure anomaly detection methods; most of the methods were really hybrid. Therefore, in the descriptions of ML and DM methods, the anomaly detection and hybrid methods are described together.</text:p>
      <text:p text:style-name="P29"><text:span text:style-name="T14"><text:tab/>In continuation the aut</text:span><text:span text:style-name="T20">h</text:span><text:span text:style-name="T14">ors, </text:span><text:span text:style-name="T20">focus</text:span><text:span text:style-name="T1"> on major steps in Machine Learning and Data Mining,</text:span><text:span text:style-name="T12">discuss</text:span><text:span text:style-name="T1"> cyber security data sets used in Machine Learning and Data Mining .</text:span><text:span text:style-name="T14">After,they</text:span><text:span text:style-name="T1"> describe the individual methods and related papers for Machine Learning and Data Mining in cyber security ; discus the computational complexity of different methods, describes observations and recommendations.</text:span></text:p>
      <text:p text:style-name="P27"><text:span text:style-name="T11">Lastly, they present conclusions.</text:span><text:span text:style-name="T15"><text:line-break/></text:span></text:p>
      <text:p text:style-name="P27"/>
      <text:p text:style-name="P27"><text:span text:style-name="T15"/></text:p>
      <text:p text:style-name="P46"/>
      <text:p text:style-name="P31"><text:soft-page-break/><text:span text:style-name="T18">4. Results found and Perspectiv</text:span><text:span text:style-name="T15">es</text:span></text:p>
      <text:p text:style-name="P48"><text:tab/>The paper describes the literature review of ML and DM</text:p>
      <text:p text:style-name="P48">methods used for cyber. Special emphasis was placed on finding</text:p>
      <text:p text:style-name="P48">example papers that describe the use of different ML and DM</text:p>
      <text:p text:style-name="P48">techniques in the cyber domain, both for misuse and anomaly</text:p>
      <text:p text:style-name="P48">detection. Unfortunately, the methods that are the most effec-</text:p>
      <text:p text:style-name="P48">tive for cyber applications have not been established; and given</text:p>
      <text:p text:style-name="P48">the richness and complexity of the methods, it is impossible to</text:p>
      <text:p text:style-name="P48">make one recommendation for each method, based on the type</text:p>
      <text:p text:style-name="P48">of attack the system is supposed to detect. When determining</text:p>
      <text:p text:style-name="P48">the effectiveness of the methods, there is not one criterion but</text:p>
      <text:p text:style-name="P48">several criteria that need to be taken into account. </text:p>
      <text:p text:style-name="P48"><text:tab/>They include (as described in Section VI, Subsection C) accuracy, complex, time for classifying an unknown instance </text:p>
      <text:p text:style-name="P48">with a trained model, and understandability of the final solution (classification) of each ML or DM method. Depending on the </text:p>
      <text:p text:style-name="P48">particularIDS, some might be more important than others.</text:p>
      <text:p text:style-name="P48">Another crucial aspect of ML and DM for cyber intrusion detection is the importance of the data sets for training and testing the systems.ML and DM methods cannot work without representative data, and it is difficult and time consuming to obtain such data sets. To be able to perform anomaly detection and misuse detection, it is advantageous for an IDS to be able to reach network- and kernel-level data.</text:p>
      <text:p text:style-name="P28"/>
      <text:p text:style-name="P48"/>
      <text:p text:style-name="P26"><text:span text:style-name="T17">5. Most important publications for this wor</text:span><text:span text:style-name="T16">k.</text:span></text:p>
      <text:p text:style-name="P47"/>
      <text:list xml:id="list1308436798241343375" text:style-name="WWNum3">
        <text:list-item>
          <text:p text:style-name="P44"><text:span text:style-name="T3">I. H. Witten and E. Frank, </text:span><text:span text:style-name="T8">Data Mining: Practical Machine Learning</text:span><text:span text:style-name="T9"> </text:span><text:span text:style-name="T8">Tools and Techniques</text:span><text:span text:style-name="T3">, 3rd ed. San Mateo, CA, USA: Morgan Kaufmann, 2011.</text:span></text:p>
        </text:list-item>
        <text:list-item>
          <text:p text:style-name="P44"><text:span text:style-name="T3">K. Sequeira and M. Zaki, “ADMIT: Anomaly-based data mining for intrusions,” in </text:span><text:span text:style-name="T8">Proc 8th ACM SIGKDD Int. Conf. Knowl. Discov. Data</text:span><text:span text:style-name="T9"> </text:span><text:span text:style-name="T8">Min.</text:span><text:span text:style-name="T3">, 2002, pp. 386–395</text:span></text:p>
        </text:list-item>
        <text:list-item>
          <text:p text:style-name="P44"><text:span text:style-name="T3">J. Zhang, M. Zulkernine, and A. Haque, “Random-forests-based network intrusion detection systems,” </text:span><text:span text:style-name="T8">IEEE Trans. Syst. Man Cybern. C:Appl. Rev.</text:span><text:span text:style-name="T3">, vol. 38, no. 5, pp. 649–659, Sep. 2008</text:span></text:p>
        </text:list-item>
        <text:list-item>
          <text:p text:style-name="P44"><text:span text:style-name="T3">Snort 2.0. </text:span><text:span text:style-name="T8">Sourcefire </text:span><text:span text:style-name="T3">[Online]. Available: http://www.sourcefire.com/technology/whitepapers.htm, accessed on Jun. 2014</text:span></text:p>
        </text:list-item>
        <text:list-item>
          <text:p text:style-name="P44"><text:span text:style-name="T3">R. Lippmann, J. Haines, D. Fried, J. Korba, and K. Das, “The 1999 DARPA offline intrusion detection evaluation,” </text:span><text:span text:style-name="T8">Comput. Netw.</text:span><text:span text:style-name="T3">, vol. 34, pp. 579–595, 2000.</text:span></text:p>
        </text:list-item>
        <text:list-item>
          <text:p text:style-name="P44"><text:soft-page-break/><text:span text:style-name="T3">J. Cannady, “Artificial neural networks for misuse detection,” in </text:span><text:span text:style-name="T8">Proc.</text:span><text:span text:style-name="T9"> </text:span><text:span text:style-name="T8">1998 Nat. Inf. Syst. Secur. Conf.</text:span><text:span text:style-name="T3">, Arlington, VA, USA, 1998, pp. 443–456.</text:span></text:p>
        </text:list-item>
        <text:list-item>
          <text:p text:style-name="P44"><text:span text:style-name="T3">A. Bivens, C. Palagiri, R. Smith, B. Szymanski, and M. Embrechts, “Network-based intrusion detection using neural networks,” </text:span><text:span text:style-name="T8">Intell. Eng.</text:span><text:span text:style-name="T9"> </text:span><text:span text:style-name="T8">Syst. Artif. Neural Netw.</text:span><text:span text:style-name="T3">, vol. 12, no. 1, pp. 579–584, 2002.</text:span></text:p>
        </text:list-item>
        <text:list-item>
          <text:p text:style-name="P44"><text:span text:style-name="T3">C. Livadas, R. Walsh, D. Lapsley, and W. Strayer, “Using machine learning techniques to identify botnet traffic,” in </text:span><text:span text:style-name="T8">Proc 31st IEEE Conf. Local</text:span><text:span text:style-name="T9"> </text:span><text:span text:style-name="T8">Comput. Netw.</text:span><text:span text:style-name="T3">, 2006, pp. 967–974.</text:span></text:p>
        </text:list-item>
        <text:list-item>
          <text:p text:style-name="P44"><text:span text:style-name="T3"><text:s/>F. Jemili, M. Zaghdoud, and A. Ben, “A framework for an adaptive intrusion detection system using Bayesian network,” in </text:span><text:span text:style-name="T8">Proc. IEEE Intell.</text:span><text:span text:style-name="T9"> </text:span><text:span text:style-name="T8">Secur. Informat.</text:span><text:span text:style-name="T3">, 2007, pp. 66–70.</text:span></text:p>
        </text:list-item>
        <text:list-item>
          <text:p text:style-name="P44"><text:span text:style-name="T3">J. Hansen, P. Lowry, D. Meservy, and D. McDonald, “Genetic programming for prevention of cyberterrorism through dynamic and evolving intrusion detection,” </text:span><text:span text:style-name="T8">Decis. Support Syst.</text:span><text:span text:style-name="T3">, vol. 43, no. 4, pp. 1362–1374, Aug. 2007.</text:span></text:p>
        </text:list-item>
      </text:list>
      <text:p text:style-name="P18"/>
      <text:p text:style-name="P18"/>
      <text:p text:style-name="P18"/>
      <text:p text:style-name="P18"/>
      <text:p text:style-name="P18"/>
      <text:p text:style-name="P18"/>
      <text:p text:style-name="P18">LI<text:span text:style-name="T48">NKS</text:span> :</text:p>
      <text:p text:style-name="No_20_Spacing"><text:span text:style-name="T28">-</text:span><text:span text:style-name="T34"> </text:span><text:a xlink:type="simple" xlink:href="https://en.wikipedia.org/wiki/Machine_learning%2018/03/17" text:style-name="Internet_20_link" text:visited-style-name="Visited_20_Internet_20_Link"><text:span text:style-name="T35">https://en.wikipedia.org/wiki/Machine_learning 18/03/17</text:span></text:a><text:span text:style-name="T25">.</text:span></text:p>
      <text:p text:style-name="P19"><text:span text:style-name="T24">-</text:span><text:span text:style-name="T33"> https://en.wikipedia.org/wiki/data_mining </text:span><text:span text:style-name="T24">16/03/17.</text:span></text:p>
      <text:p text:style-name="P19"><text:span text:style-name="T27"><text:s text:c="3"/></text:span><text:span text:style-name="T36">How to write the background section of a simple research article<text:line-break/>The background section is important.<text:line-break/></text:span><text:span text:style-name="T24">- </text:span><text:span text:style-name="T36">You need to introduce the topic;<text:line-break/></text:span><text:span text:style-name="T24">- </text:span><text:span text:style-name="T36">teach the reader about your topic and provide lots of interesting information;<text:line-break/></text:span><text:span text:style-name="T24">- </text:span><text:span text:style-name="T36">state the issue or controversy; and state why you are doing the re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Sans" svg:font-family="LiberationSans" style:font-family-generic="roman" style:font-pitch="variable"/>
    <style:font-face style:name="Time-Roman" svg:font-family="Time-Roman"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1"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1" style:font-family-complex="'DejaVu Sans'" style:font-family-generic-complex="system" style:font-pitch-complex="variable" style:font-size-complex="13pt"/>
    </style:style>
    <style:style style:name="ListLabel_20_1" style:display-name="ListLabel 1"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e101e" officeooo:paragraph-rsid="001e101e"/>
    </style:style>
    <style:page-layout style:name="Mpm1">
      <style:page-layout-properties fo:page-width="21.001cm" fo:page-height="29.7cm" style:num-format="1" style:print-orientation="portrait" fo:margin-top="2.499cm" fo:margin-bottom="2.499cm" fo:margin-left="2.3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MAILOU</meta:initial-creator>
    <dc:creator>ahmadou </dc:creator>
    <meta:editing-cycles>11</meta:editing-cycles>
    <meta:creation-date>2017-03-18T11:04:00</meta:creation-date>
    <dc:date>2017-03-23T12:38:53.188038081</dc:date>
    <meta:editing-duration>PT1H7M4S</meta:editing-duration>
    <meta:generator>LibreOffice/4.3.3.2$Linux_X86_64 LibreOffice_project/430m0$Build-2</meta:generator>
    <meta:document-statistic meta:table-count="1" meta:image-count="0" meta:object-count="0" meta:page-count="7" meta:paragraph-count="104" meta:word-count="1771" meta:character-count="11254" meta:non-whitespace-character-count="95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